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569" officeooo:paragraph-rsid="001d0569" fo:background-color="#ffff00"/>
    </style:style>
    <style:style style:name="P2" style:family="paragraph" style:parent-style-name="Standard">
      <style:text-properties officeooo:rsid="001d0569" officeooo:paragraph-rsid="001d0569" fo:background-color="transparent"/>
    </style:style>
    <style:style style:name="P3" style:family="paragraph" style:parent-style-name="Standard">
      <style:text-properties officeooo:rsid="001edb06" officeooo:paragraph-rsid="001edb06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0569" officeooo:paragraph-rsid="001d0569" fo:background-color="#ff3333" style:font-weight-asian="bold" style:font-weight-complex="bold"/>
    </style:style>
    <style:style style:name="P5" style:family="paragraph" style:parent-style-name="Standard">
      <style:text-properties officeooo:rsid="001d0569" officeooo:paragraph-rsid="001d0569" fo:background-color="#ffff99"/>
    </style:style>
    <style:style style:name="P6" style:family="paragraph" style:parent-style-name="Standard">
      <style:text-properties officeooo:rsid="001d0569" officeooo:paragraph-rsid="001d0569" fo:background-color="#6666ff"/>
    </style:style>
    <style:style style:name="P7" style:family="paragraph" style:parent-style-name="Standard">
      <style:text-properties officeooo:rsid="001edb06" officeooo:paragraph-rsid="001edb06" fo:background-color="#6666ff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d0569" officeooo:paragraph-rsid="001d0569" fo:background-color="#ff3333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d0569" officeooo:paragraph-rsid="001edb06" fo:background-color="#ff3333" style:font-weight-asian="bold" style:font-weight-complex="bold"/>
    </style:style>
    <style:style style:name="P10" style:family="paragraph" style:parent-style-name="Standard">
      <style:text-properties officeooo:rsid="001edb06" officeooo:paragraph-rsid="001edb06" fo:background-color="transparent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d0569" officeooo:paragraph-rsid="0021594c" fo:background-color="#ff333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594c" officeooo:paragraph-rsid="0021594c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594c" officeooo:paragraph-rsid="0021594c" fo:background-color="#ffff99" style:font-weight-asian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font-weight="bold" officeooo:rsid="001d0569" officeooo:paragraph-rsid="0021594c" fo:background-color="#ff3333" style:font-weight-asian="bold" style:font-weight-complex="bold"/>
    </style:style>
    <style:style style:name="T1" style:family="text">
      <style:text-properties fo:background-color="#ffff99" loext:char-shading-value="0"/>
    </style:style>
    <style:style style:name="T2" style:family="text">
      <style:text-properties officeooo:rsid="001edb06"/>
    </style:style>
    <style:style style:name="T3" style:family="text">
      <style:text-properties fo:background-color="#6666ff" loext:char-shading-value="0"/>
    </style:style>
    <style:style style:name="T4" style:family="text">
      <style:text-properties officeooo:rsid="002159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omo.dae.misc.py</text:p>
      <text:p text:style-name="P1"/>
      <text:p text:style-name="P6">def update_contset_indexed_component(comp): </text:p>
      <text:p text:style-name="P2"><text:s text:c="4"/>""" </text:p>
      <text:p text:style-name="P2"><text:s text:c="4"/>Update any model components other than Differential </text:p>
      <text:p text:style-name="P2"><text:s text:c="4"/>which are indexed by a ContinuousSet that has changed </text:p>
      <text:p text:style-name="P2"><text:s text:c="4"/>""" </text:p>
      <text:p text:style-name="P2"><text:s text:c="4"/># FIXME: This implementation is a hack until Var and Constraint get </text:p>
      <text:p text:style-name="P2"><text:s text:c="4"/># moved over to Indexed_Component. The update methods below are </text:p>
      <text:p text:style-name="P2"><text:s text:c="4"/># roughly what the '_default' method in Var and Constraint should </text:p>
      <text:p text:style-name="P2"><text:s text:c="4"/># do when they get reimplemented. </text:p>
      <text:p text:style-name="P2"/>
      <text:p text:style-name="P2"><text:s text:c="4"/># This implementation also assumes that only Var and Constraint components<text:tab/> </text:p>
      <text:p text:style-name="P2"><text:s text:c="4"/># will be explicitly indexed by a ContinuousSet and thus only checks for </text:p>
      <text:p text:style-name="P2"><text:s text:c="4"/># these two components. </text:p>
      <text:p text:style-name="P2"/>
      <text:p text:style-name="P2"><text:s text:c="4"/># Additionally, this implemenation will *NOT* check </text:p>
      <text:p text:style-name="P2"><text:s text:c="4"/># for or update components which use a ContinuousSet implicitly. ex) an objective </text:p>
      <text:p text:style-name="P2"><text:s text:c="4"/># function which iterates through a ContinuousSet and sums the squared error. </text:p>
      <text:p text:style-name="P2"><text:s text:c="4"/># If you use a ContinuousSet implicitly you must initialize it with every </text:p>
      <text:p text:style-name="P2"><text:s text:c="4"/># index you would like to have access to! </text:p>
      <text:p text:style-name="P2"><text:s text:c="4"/></text:p>
      <text:p text:style-name="P2"><text:s text:c="4"/>if comp.type() is Suffix: </text:p>
      <text:p text:style-name="P2"><text:s text:c="8"/>return </text:p>
      <text:p text:style-name="P2"><text:s text:c="4"/>if comp.dim() == 1: </text:p>
      <text:p text:style-name="P2"><text:s text:c="8"/>if comp._index.type() == ContinuousSet: </text:p>
      <text:p text:style-name="P2"><text:s text:c="12"/>if comp._index.get_changed(): <text:s text:c="11"/><text:tab/> </text:p>
      <text:p text:style-name="P2"><text:s text:c="16"/>if isinstance(comp, Var): </text:p>
      <text:p text:style-name="P2"><text:s text:c="20"/>_update_var(comp) </text:p>
      <text:p text:style-name="P2"><text:s text:c="16"/>elif comp.type() == Constraint: </text:p>
      <text:p text:style-name="P2"><text:s text:c="20"/>_update_constraint(comp) </text:p>
      <text:p text:style-name="P2"><text:s text:c="12"/><text:span text:style-name="T1"><text:s text:c="4"/>elif comp.type() == Expression: <text:s text:c="19"/></text:span></text:p>
      <text:p text:style-name="P5"><text:s text:c="20"/>_update_expression(comp) </text:p>
      <text:p text:style-name="P2"><text:s text:c="4"/>elif comp.dim() &gt; 1: </text:p>
      <text:p text:style-name="P2"><text:s text:c="8"/>if isinstance(comp,IndexedComponent): </text:p>
      <text:p text:style-name="P2"><text:s text:c="12"/>indexset = comp._implicit_subsets </text:p>
      <text:p text:style-name="P2"><text:s text:c="8"/>else: </text:p>
      <text:p text:style-name="P2"><text:s text:c="12"/>indexset = comp._index_set </text:p>
      <text:p text:style-name="P2"/>
      <text:p text:style-name="P2"><text:s text:c="8"/>for s in indexset: </text:p>
      <text:p text:style-name="P2"><text:s text:c="12"/>if s.type() == ContinuousSet and s.get_changed(): </text:p>
      <text:p text:style-name="P2"><text:s text:c="16"/>if isinstance(comp, Var): # Don't use the type() method here because we want to catch </text:p>
      <text:p text:style-name="P2"><text:s text:c="20"/>_update_var(comp) <text:s text:c="4"/># DerivativeVar components as well as Var components </text:p>
      <text:p text:style-name="P2"><text:s text:c="16"/>elif comp.type() == Constraint: </text:p>
      <text:p text:style-name="P2"><text:s text:c="20"/>_update_constraint(comp) </text:p>
      <text:p text:style-name="P2"><text:s text:c="14"/><text:span text:style-name="T1"><text:s text:c="2"/>elif comp.type() == Expression: </text:span></text:p>
      <text:p text:style-name="P5"><text:s text:c="20"/>_update_expression(comp)</text:p>
      <text:p text:style-name="P5"/>
      <text:p text:style-name="P5"/>
      <text:p text:style-name="P6"><text:soft-page-break/>def _update_expression(expre): </text:p>
      <text:p text:style-name="P5"><text:s text:c="4"/>""" </text:p>
      <text:p text:style-name="P5"><text:s text:c="4"/>This method will construct any additional indices in a expression </text:p>
      <text:p text:style-name="P5"><text:s text:c="4"/>resultingg from the discretization </text:p>
      <text:p text:style-name="P5"><text:s text:c="4"/>""" </text:p>
      <text:p text:style-name="P5"><text:s text:c="4"/>_index = expre.index_set() </text:p>
      <text:p text:style-name="P5"><text:s text:c="4"/># Code taken from the construct() method of Expression </text:p>
      <text:p text:style-name="P5"><text:s text:c="4"/>if expre.is_indexed(): </text:p>
      <text:p text:style-name="P5"><text:s text:c="8"/>expre._add_members(_index) </text:p>
      <text:p text:style-name="P5"><text:s text:c="4"/>else: </text:p>
      <text:p text:style-name="P5"><text:s text:c="8"/>expre._data[None] = expre </text:p>
      <text:p text:style-name="P5"><text:s text:c="4"/>expre._initialize_members(_index)</text:p>
      <text:p text:style-name="P5"/>
      <text:p text:style-name="P6">def get_index_information(var,ds): </text:p>
      <text:p text:style-name="P5"><text:s text:c="4"/>""" </text:p>
      <text:p text:style-name="P5"><text:s text:c="4"/>This method will find the index location of the ds in the var, return </text:p>
      <text:p text:style-name="P5"><text:s text:c="4"/>a list of the non_ds indices and return a function that can be used to </text:p>
      <text:p text:style-name="P5"><text:s text:c="4"/>access specific indices in var indexed by a DifferentialSet by specifying the </text:p>
      <text:p text:style-name="P5"><text:s text:c="4"/>finite elemtent and collocation point. Users of this method should have </text:p>
      <text:p text:style-name="P5"><text:s text:c="4"/>already confirmed that ds is an indexing set of var and that it's a DifferentialSet </text:p>
      <text:p text:style-name="P5"><text:s text:c="4"/>""" </text:p>
      <text:p text:style-name="P5"/>
      <text:p text:style-name="P5"><text:s text:c="4"/># Find index order of differentialset in the variable </text:p>
      <text:p text:style-name="P5"><text:s text:c="4"/>indargs=[] </text:p>
      <text:p text:style-name="P5"><text:s text:c="4"/>dsindex=0 </text:p>
      <text:p text:style-name="P5"><text:s text:c="4"/>tmpds2=None </text:p>
      <text:p text:style-name="P5"/>
      <text:p text:style-name="P5"><text:s text:c="4"/>if var.dim() != 1: </text:p>
      <text:p text:style-name="P5"><text:s text:c="8"/># If/when Var is changed to SparseIndexedComponent, the _index_set </text:p>
      <text:p text:style-name="P5"><text:s text:c="8"/># attribute below may need to be changed </text:p>
      <text:p text:style-name="P5"><text:s text:c="8"/>indCount = 0 </text:p>
      <text:p text:style-name="P5"><text:s text:c="8"/>for index in var._index_set: </text:p>
      <text:p text:style-name="P5"><text:s text:c="12"/>if isinstance(index,DifferentialSet): </text:p>
      <text:p text:style-name="P5"><text:s text:c="16"/>if index ==ds: </text:p>
      <text:p text:style-name="P5"><text:s text:c="20"/>dsindex = indCount </text:p>
      <text:p text:style-name="P5"><text:s text:c="16"/>else: </text:p>
      <text:p text:style-name="P5"><text:s text:c="20"/>indargs.append(index) <text:s/># If var is indexed by multiple differentialsets treat </text:p>
      <text:p text:style-name="P5"><text:s text:c="43"/># other differentialsets like a normal idexing set </text:p>
      <text:p text:style-name="P5"><text:s text:c="16"/>indCount += 1 <text:s text:c="4"/># A differentialset must be one dimensional </text:p>
      <text:p text:style-name="P5"><text:s text:c="12"/>else: </text:p>
      <text:p text:style-name="P5"><text:s text:c="16"/>indargs.append(index) </text:p>
      <text:p text:style-name="P5"><text:s text:c="16"/>indCount += index.dimen </text:p>
      <text:p text:style-name="P5"/>
      <text:p text:style-name="P5"><text:s text:c="4"/>if indargs == []: </text:p>
      <text:p text:style-name="P5"><text:s text:c="8"/>non_ds = (None,) </text:p>
      <text:p text:style-name="P5"><text:s text:c="4"/>elif len(indargs)&gt;1: </text:p>
      <text:p text:style-name="P5"><text:s text:c="8"/>non_ds = tuple(a for a in indargs) </text:p>
      <text:p text:style-name="P5"><text:s text:c="4"/>else: </text:p>
      <text:p text:style-name="P5"><text:s text:c="8"/>non_ds = (indargs[0],) </text:p>
      <text:p text:style-name="P5"><text:soft-page-break/><text:s/></text:p>
      <text:p text:style-name="P5"><text:s text:c="4"/>if None in non_ds: </text:p>
      <text:p text:style-name="P5"><text:s text:c="8"/>tmpidx = (None,) </text:p>
      <text:p text:style-name="P5"><text:s text:c="4"/>elif len(non_ds)==1: </text:p>
      <text:p text:style-name="P5"><text:s text:c="8"/>tmpidx = non_ds[0] </text:p>
      <text:p text:style-name="P5"><text:s text:c="4"/>else: </text:p>
      <text:p text:style-name="P5"><text:s text:c="8"/>tmpidx = non_ds[0].cross(*non_ds[1:]) </text:p>
      <text:p text:style-name="P5"/>
      <text:p text:style-name="P5"><text:s text:c="4"/># Lambda function used to generate the desired index </text:p>
      <text:p text:style-name="P5"><text:s text:c="4"/># more concisely </text:p>
      <text:p text:style-name="P5"><text:s text:c="4"/>idx = lambda n,i,k: _get_idx(dsindex,ds,n,i,k) </text:p>
      <text:p text:style-name="P5"/>
      <text:p text:style-name="P5"><text:s text:c="4"/>info = {} </text:p>
      <text:p text:style-name="P5"><text:s text:c="4"/>info['non_ds']=tmpidx </text:p>
      <text:p text:style-name="P5"><text:s text:c="4"/>info['index function'] = idx </text:p>
      <text:p text:style-name="P5"><text:s text:c="4"/>return info </text:p>
      <text:p text:style-name="P5"/>
      <text:p text:style-name="P5"/>
      <text:p text:style-name="P6">def _get_idx(l,ds,n,i,k): </text:p>
      <text:p text:style-name="P5"><text:s text:c="4"/>""" </text:p>
      <text:p text:style-name="P5"><text:s text:c="4"/>This function returns the appropriate index for a variable </text:p>
      <text:p text:style-name="P5"><text:s text:c="4"/>indexed by a differential set. It's needed because the collocation </text:p>
      <text:p text:style-name="P5"><text:s text:c="4"/>constraints are indexed by finite element and collocation point </text:p>
      <text:p text:style-name="P5"><text:s text:c="4"/>however a differentialset contains a list of all the discretization </text:p>
      <text:p text:style-name="P5"><text:s text:c="4"/>points and is not separated into finite elements and collocation </text:p>
      <text:p text:style-name="P5"><text:s text:c="4"/>points. </text:p>
      <text:p text:style-name="P5"><text:s text:c="4"/>""" </text:p>
      <text:p text:style-name="P5"><text:s text:c="4"/>t = sorted(ds) </text:p>
      <text:p text:style-name="P5"><text:s text:c="4"/>tmp = t.index(ds._fe[i]) </text:p>
      <text:p text:style-name="P5"><text:s text:c="4"/>tik = t[tmp+k] </text:p>
      <text:p text:style-name="P5"><text:s text:c="4"/>if n is None: </text:p>
      <text:p text:style-name="P5"><text:s text:c="8"/>return tik </text:p>
      <text:p text:style-name="P5"><text:s text:c="4"/>else: </text:p>
      <text:p text:style-name="P5"><text:s text:c="8"/>tmpn=n </text:p>
      <text:p text:style-name="P5"><text:s text:c="8"/>if not isinstance(n,tuple): </text:p>
      <text:p text:style-name="P5"><text:s text:c="12"/>tmpn = (n,) </text:p>
      <text:p text:style-name="P5"><text:s text:c="4"/>return tmpn[0:l]+(tik,)+tmpn[l:] <text:s text:c="2"/></text:p>
      <text:p text:style-name="P5"/>
      <text:p text:style-name="P8">pyomo.dae.plugins.colloc.py</text:p>
      <text:p text:style-name="P1"/>
      <text:p text:style-name="P6">def reduce_collocation_points(self, instance, var=None, ncp=None, <text:span text:style-name="T1">diffset</text:span>=None): </text:p>
      <text:p text:style-name="P2"><text:s text:c="8"/><text:span text:style-name="T1">""" </text:span></text:p>
      <text:p text:style-name="P5"><text:s text:c="8"/>This method will add additional constraints to a model if some </text:p>
      <text:p text:style-name="P5"><text:s text:c="8"/>of the Variables are specified as having less collocation points </text:p>
      <text:p text:style-name="P5"><text:s text:c="8"/>than the default </text:p>
      <text:p text:style-name="P5"><text:s text:c="8"/>""" </text:p>
      <text:p text:style-name="P5"><text:s text:c="8"/>if diffset is None: </text:p>
      <text:p text:style-name="P5"><text:s text:c="12"/>raise TypeError("A differential set must be specified") </text:p>
      <text:p text:style-name="P5"><text:s text:c="8"/>if diffset.type() is not ContinuousSet: </text:p>
      <text:p text:style-name="P5"><text:s text:c="12"/>raise TypeError("The component specified using the 'diffset' keyword "\ </text:p>
      <text:p text:style-name="P5"><text:s text:c="16"/>"must be a differential set") </text:p>
      <text:p text:style-name="P5"><text:s text:c="8"/>ds = instance.find_component(diffset.cname(True)) </text:p>
      <text:p text:style-name="P5"><text:s text:c="8"/>if ds is None: </text:p>
      <text:p text:style-name="P5"><text:s text:c="12"/>raise ValueError("DifferentialSet '%s' is not a valid component of the discretized "\ </text:p>
      <text:p text:style-name="P5"><text:s text:c="16"/>"model instance" %(diffset.cname(True))) </text:p>
      <text:p text:style-name="P5"/>
      <text:p text:style-name="P5"><text:s text:c="8"/>if len(self._ncp) == 0: </text:p>
      <text:p text:style-name="P5"><text:s text:c="12"/>raise RuntimeError("This method should only be called after using the apply() method "\ </text:p>
      <text:p text:style-name="P5"><text:s text:c="16"/>"to discretize the model") </text:p>
      <text:p text:style-name="P5"><text:s text:c="8"/>elif self._ncp.has_key(None): </text:p>
      <text:p text:style-name="P5"><text:s text:c="12"/>tot_ncp = self._ncp[None] </text:p>
      <text:p text:style-name="P5"><text:s text:c="8"/>elif self._ncp.has_key(ds.cname(True)): </text:p>
      <text:p text:style-name="P5"><text:s text:c="12"/>tot_ncp = self._ncp[ds.cname(True)] </text:p>
      <text:p text:style-name="P5"><text:s text:c="8"/>else: </text:p>
      <text:p text:style-name="P5"><text:s text:c="12"/>raise ValueError("DifferentialSet '%s' has not been discretized yet, please call "\ </text:p>
      <text:p text:style-name="P5"><text:s text:c="16"/>"the apply() method with this DifferentialSet to discretize it before calling "\ </text:p>
      <text:p text:style-name="P5"><text:s text:c="16"/>"this method" %s(ds.cname(True))) </text:p>
      <text:p text:style-name="P5"/>
      <text:p text:style-name="P5"><text:s text:c="8"/>if var is None: </text:p>
      <text:p text:style-name="P5"><text:s text:c="12"/>raise TypeError("A variable must be specified") </text:p>
      <text:p text:style-name="P5"><text:s text:c="8"/>if var.type() is not Var: </text:p>
      <text:p text:style-name="P5"><text:s text:c="12"/>raise TypeError("The component specified using the 'var' keyword "\ </text:p>
      <text:p text:style-name="P5"><text:s text:c="16"/>"must be a variable") </text:p>
      <text:p text:style-name="P5"><text:s text:c="8"/>tmpvar = instance.find_component(var.cname(True)) </text:p>
      <text:p text:style-name="P5"><text:s text:c="8"/>if tmpvar is None: </text:p>
      <text:p text:style-name="P5"><text:s text:c="12"/>raise ValueError("Variable '%s' is not a valid component of the discretized "\ </text:p>
      <text:p text:style-name="P5"><text:s text:c="15"/>"model instance" %(var.cname(True))) </text:p>
      <text:p text:style-name="P5"/>
      <text:p text:style-name="P5"><text:s text:c="8"/>var = tmpvar </text:p>
      <text:p text:style-name="P5"/>
      <text:p text:style-name="P5"><text:s text:c="8"/>if ncp is None: </text:p>
      <text:p text:style-name="P5"><text:s text:c="12"/>raise TypeError("The number of collocation points must be specified") </text:p>
      <text:p text:style-name="P5"><text:s text:c="8"/>if ncp &lt;= 0: </text:p>
      <text:p text:style-name="P5"><text:s text:c="12"/>raise ValueError("The number of collocation points must be at least 1") </text:p>
      <text:p text:style-name="P5"><text:s text:c="8"/>if ncp &gt; tot_ncp: </text:p>
      <text:p text:style-name="P5"><text:s text:c="12"/>raise ValueError("The number of collocation points used to interpolate "\ </text:p>
      <text:p text:style-name="P5"><text:s text:c="16"/>"an individual variable must be less than the number used to discretize "\ </text:p>
      <text:p text:style-name="P5"><text:soft-page-break/><text:s text:c="16"/>"the original model") </text:p>
      <text:p text:style-name="P5"><text:s text:c="8"/>if ncp == tot_ncp: </text:p>
      <text:p text:style-name="P5"><text:s text:c="12"/># Nothing to be done </text:p>
      <text:p text:style-name="P5"><text:s text:c="12"/>return instance </text:p>
      <text:p text:style-name="P5"/>
      <text:p text:style-name="P5"><text:s text:c="8"/># Check to see if the differentialset is an indexing set of the variable </text:p>
      <text:p text:style-name="P5"><text:s text:c="8"/>if var.dim() == 1: </text:p>
      <text:p text:style-name="P5"><text:s text:c="12"/>if ds not in var._index: </text:p>
      <text:p text:style-name="P5"><text:s text:c="16"/>raise IndexError("DifferentialSet '%s' is not an indexing set of the variable '%s'"\ </text:p>
      <text:p text:style-name="P5"><text:s text:c="20"/>% (ds.name,var.cname(True))) </text:p>
      <text:p text:style-name="P5"><text:s text:c="8"/>elif ds not in var._index_set: </text:p>
      <text:p text:style-name="P5"><text:s text:c="12"/>raise IndexError("DifferentialSet '%s' is not an indexing set of the variable '%s'"\ </text:p>
      <text:p text:style-name="P5"><text:s text:c="16"/>% (ds.name,var.name)) </text:p>
      <text:p text:style-name="P5"/>
      <text:p text:style-name="P5"><text:s text:c="8"/>if self._reduced_cp.has_key(var.cname(True)): </text:p>
      <text:p text:style-name="P5"><text:s text:c="12"/>temp = self._reduced_cp[var.cname(True)] </text:p>
      <text:p text:style-name="P5"><text:s text:c="12"/>if temp.has_key(ds.cname(True)): </text:p>
      <text:p text:style-name="P5"><text:s text:c="16"/>raise RuntimeError("Variable '%s' has already been constrained to a reduced "\ </text:p>
      <text:p text:style-name="P5"><text:s text:c="20"/>"number of collocation points over DifferentialSet '%s'.") </text:p>
      <text:p text:style-name="P5"><text:s text:c="12"/>else: </text:p>
      <text:p text:style-name="P5"><text:s text:c="16"/>temp[ds.name]=ncp </text:p>
      <text:p text:style-name="P5"><text:s text:c="8"/>else: </text:p>
      <text:p text:style-name="P5"><text:s text:c="12"/>self._reduced_cp[var.name] = {ds.name:ncp} <text:s text:c="15"/></text:p>
      <text:p text:style-name="P5"><text:s text:c="8"/></text:p>
      <text:p text:style-name="P5"><text:s text:c="8"/>list_name = var.name+"_interpolation_constraints" </text:p>
      <text:p text:style-name="P5"><text:s text:c="8"/></text:p>
      <text:p text:style-name="P5"><text:s text:c="8"/>instance.add_component(list_name,ConstraintList()) </text:p>
      <text:p text:style-name="P5"><text:s text:c="8"/>conlist = instance.find_component(list_name) </text:p>
      <text:p text:style-name="P5"/>
      <text:p text:style-name="P5"><text:s text:c="8"/>t = sorted(ds) </text:p>
      <text:p text:style-name="P5"><text:s text:c="8"/>fe = ds._fe </text:p>
      <text:p text:style-name="P5"><text:s text:c="8"/>info = get_index_information(var,ds) </text:p>
      <text:p text:style-name="P5"><text:s text:c="8"/>tmpidx = info['non_ds'] </text:p>
      <text:p text:style-name="P5"><text:s text:c="8"/>idx = info['index function'] </text:p>
      <text:p text:style-name="P5"/>
      <text:p text:style-name="P5"><text:s text:c="8"/># Iterate over non_ds indices </text:p>
      <text:p text:style-name="P5"><text:s text:c="8"/>for n in tmpidx: </text:p>
      <text:p text:style-name="P5"><text:s text:c="12"/># Iterate over finite elements </text:p>
      <text:p text:style-name="P5"><text:s text:c="12"/>for i in xrange(0,len(fe)-1): </text:p>
      <text:p text:style-name="P5"><text:s text:c="16"/># Iterate over collocation points </text:p>
      <text:p text:style-name="P5"><text:s text:c="16"/>for k in xrange(1,tot_ncp-ncp+1): </text:p>
      <text:p text:style-name="P5"><text:s text:c="20"/>if ncp == 1: </text:p>
      <text:p text:style-name="P5"><text:s text:c="24"/># Constant over each finite element </text:p>
      <text:p text:style-name="P5"><text:s text:c="23"/>conlist.add(var[idx(n,i,k)]==var[idx(n,i,tot_ncp)]) </text:p>
      <text:p text:style-name="P5"><text:s text:c="20"/>else: </text:p>
      <text:p text:style-name="P5"><text:s text:c="24"/>tmp = t.index(fe[i]) </text:p>
      <text:p text:style-name="P5"><text:s text:c="24"/>tmp2 = t.index(fe[i+1]) </text:p>
      <text:p text:style-name="P5"><text:s text:c="24"/>ti = t[tmp+k] </text:p>
      <text:p text:style-name="P5"><text:s text:c="24"/>tfit = t[tmp2-ncp+1:tmp2+1] </text:p>
      <text:p text:style-name="P5"><text:soft-page-break/><text:s text:c="24"/>coeff = self._interpolation_coeffs(ti,tfit) </text:p>
      <text:p text:style-name="P5"><text:s text:c="24"/>conlist.add(var[idx(n,i,k)]== sum(var[idx(n,i,j)]*coeff.next() for j in xrange(tot_ncp-ncp+1,tot_ncp+1))) </text:p>
      <text:p text:style-name="P5"/>
      <text:p text:style-name="P5"><text:s text:c="8"/>return instance </text:p>
      <text:p text:style-name="P2"/>
      <text:p text:style-name="P6"><text:s text:c="4"/>def _interpolation_coeffs(self,ti,tfit): </text:p>
      <text:p text:style-name="P5"><text:s text:c="2"/></text:p>
      <text:p text:style-name="P5"><text:s text:c="8"/>for i in tfit: </text:p>
      <text:p text:style-name="P5"><text:s text:c="12"/>l=1 </text:p>
      <text:p text:style-name="P5"><text:s text:c="12"/>for j in tfit: </text:p>
      <text:p text:style-name="P5"><text:s text:c="16"/>if i != j: </text:p>
      <text:p text:style-name="P5"><text:s text:c="20"/>l = l*(ti-j)/(i-j) </text:p>
      <text:p text:style-name="P5"><text:s text:c="12"/>yield l</text:p>
      <text:p text:style-name="P9">pyomo.dae.<text:span text:style-name="T2">integral.py</text:span></text:p>
      <text:p text:style-name="P3"/>
      <text:p text:style-name="P7">class Integral(Expression):</text:p>
      <text:p text:style-name="P3"/>
      <text:p text:style-name="P3"><text:s text:c="4"/>def __new__(cls, *args, **kwds):</text:p>
      <text:p text:style-name="P3"><text:s text:c="8"/>if cls != Integral:</text:p>
      <text:p text:style-name="P3"><text:s text:c="12"/>return super(Integral, cls).__new__(cls)</text:p>
      <text:p text:style-name="P3"><text:s text:c="8"/>if len(args) == 0:</text:p>
      <text:p text:style-name="P3"><text:s text:c="12"/>raise ValueError("Integral must be indexed by a ContinuousSet")</text:p>
      <text:p text:style-name="P3"><text:s text:c="8"/>elif len(args) == 1:</text:p>
      <text:p text:style-name="P3"><text:s text:c="12"/>return SimpleIntegral.__new__(SimpleIntegral)</text:p>
      <text:p text:style-name="P3"><text:s text:c="8"/>else:</text:p>
      <text:p text:style-name="P3"><text:s text:c="12"/>return IndexedIntegral.__new__(IndexedIntegral)</text:p>
      <text:p text:style-name="P3"/>
      <text:p text:style-name="P3"><text:s text:c="4"/>def __init__(self, *args, **kwds):</text:p>
      <text:p text:style-name="P3"><text:s text:c="8"/></text:p>
      <text:p text:style-name="P3"><text:s text:c="8"/>if "wrt" in kwds and "withrespectto" in kwds:</text:p>
      <text:p text:style-name="P3"><text:s text:c="12"/>raise TypeError(</text:p>
      <text:p text:style-name="P3"><text:s text:c="16"/>"Cannot specify both 'wrt' and 'withrespectto keywords "</text:p>
      <text:p text:style-name="P3"><text:s text:c="16"/>"in a DerivativeVar")</text:p>
      <text:p text:style-name="P3"/>
      <text:p text:style-name="P3"><text:s text:c="8"/>wrt = kwds.pop('wrt',None)</text:p>
      <text:p text:style-name="P3"><text:s text:c="8"/>wrt = kwds.pop('withrespectto',wrt)</text:p>
      <text:p text:style-name="P3"/>
      <text:p text:style-name="P3"><text:s text:c="8"/>if wrt == None:</text:p>
      <text:p text:style-name="P3"><text:s text:c="12"/># Check to be sure Integral is indexed by single ContinuousSet and take Integral</text:p>
      <text:p text:style-name="P3"><text:s text:c="12"/># with respect to that ContinuousSet</text:p>
      <text:p text:style-name="P3"><text:s text:c="12"/>if len(args) != 1:</text:p>
      <text:p text:style-name="P3"><text:s text:c="16"/>raise ValueError(</text:p>
      <text:p text:style-name="P3"><text:s text:c="20"/>"The Integral %s is indexed by multiple ContinuousSets. The desired "</text:p>
      <text:p text:style-name="P3"><text:s text:c="20"/>"ContinuousSet must be specified using the keyword argument 'wrt'" % (self.cname(True)))</text:p>
      <text:p text:style-name="P3"><text:s text:c="12"/>wrt = args[0]</text:p>
      <text:p text:style-name="P3"><text:s text:c="8"/></text:p>
      <text:p text:style-name="P3"><text:s text:c="8"/>if type(wrt) is not ContinuousSet:</text:p>
      <text:p text:style-name="P3"><text:s text:c="12"/>raise ValueError(</text:p>
      <text:p text:style-name="P3"><text:s text:c="16"/>"Cannot take the integral with respect to '%s'. Must take an integral "\</text:p>
      <text:p text:style-name="P3"><text:s text:c="16"/>"with respect to a ContinuousSet" %(wrt))</text:p>
      <text:p text:style-name="P3"><text:s text:c="8"/>self._wrt = wrt</text:p>
      <text:p text:style-name="P3"/>
      <text:p text:style-name="P3"><text:s text:c="8"/>loc = None</text:p>
      <text:p text:style-name="P3"><text:s text:c="8"/>for i,s in enumerate(args):</text:p>
      <text:p text:style-name="P3"><text:s text:c="12"/>if s is wrt:</text:p>
      <text:p text:style-name="P3"><text:s text:c="16"/>loc = i</text:p>
      <text:p text:style-name="P3"><text:s text:c="8"/></text:p>
      <text:p text:style-name="P3"><text:s text:c="8"/># Check that the wrt ContinuousSet is in the argument list</text:p>
      <text:p text:style-name="P3"><text:s text:c="8"/>if loc is None:</text:p>
      <text:p text:style-name="P3"><text:s text:c="12"/>raise ValueError(</text:p>
      <text:p text:style-name="P3"><text:s text:c="16"/>"The ContinuousSet '%s' was not found in the indexing sets of the "</text:p>
      <text:p text:style-name="P3"><text:soft-page-break/><text:s text:c="16"/>"Integral '%s'" %(wrt.cname(True),self.cname(True)))</text:p>
      <text:p text:style-name="P3"><text:s text:c="8"/>self.loc = loc</text:p>
      <text:p text:style-name="P3"><text:s text:c="8"/></text:p>
      <text:p text:style-name="P3"><text:s text:c="8"/># Remove the index that the integral is being expanded over</text:p>
      <text:p text:style-name="P3"><text:s text:c="8"/>arg = args[0:loc]+args[loc+1:]</text:p>
      <text:p text:style-name="P3"/>
      <text:p text:style-name="P3"><text:s text:c="8"/># Check that if bounds are given</text:p>
      <text:p text:style-name="P3"><text:s text:c="8"/>bounds = kwds.pop('bounds',None)</text:p>
      <text:p text:style-name="P3"><text:s text:c="8"/>if bounds is not None:</text:p>
      <text:p text:style-name="P3"><text:s text:c="12"/>raise DAE_Error(</text:p>
      <text:p text:style-name="P3"><text:s text:c="16"/>"Setting bounds on integrals has not yet been implemented. Integrals may only be "\</text:p>
      <text:p text:style-name="P3"><text:s text:c="16"/>"taken over an entire ContinuousSet")</text:p>
      <text:p text:style-name="P3"/>
      <text:p text:style-name="P3"><text:s text:c="8"/># Create integral expression and pass to the expression initialization</text:p>
      <text:p text:style-name="P3"><text:s text:c="8"/>intexp = kwds.pop('expr', None)</text:p>
      <text:p text:style-name="P3"><text:s text:c="8"/>intexp = kwds.pop('rule', intexp)</text:p>
      <text:p text:style-name="P3"><text:s text:c="8"/>if intexp is None:</text:p>
      <text:p text:style-name="P3"><text:s text:c="12"/>raise ValueError(</text:p>
      <text:p text:style-name="P3"><text:s text:c="16"/>"Must specify an integral expression for Integral '%s'" %(self)) <text:s text:c="4"/></text:p>
      <text:p text:style-name="P3"/>
      <text:p text:style-name="P3"><text:s text:c="8"/><text:span text:style-name="T3">def _trap_rule(m,*a):</text:span></text:p>
      <text:p text:style-name="P3"><text:s text:c="12"/>ds = sorted(m.find_component(wrt.name)) <text:s text:c="8"/></text:p>
      <text:p text:style-name="P3"><text:s text:c="12"/>return sum(0.5*(ds[i+1]-ds[i])*</text:p>
      <text:p text:style-name="P3"><text:s text:c="17"/><text:span text:style-name="T1"><text:s text:c="5"/>(intexp(m,*(a[0:loc]+(ds[i+1],)+a[loc:]))+intexp(m,*(a[0:loc]+(ds[i],)+a[loc:]))) </text:span></text:p>
      <text:p text:style-name="P3"><text:s text:c="22"/>for i in range(len(ds)-1))</text:p>
      <text:p text:style-name="P3"/>
      <text:p text:style-name="P3"><text:s text:c="8"/>kwds['expr'] = _trap_rule</text:p>
      <text:p text:style-name="P3"/>
      <text:p text:style-name="P3"><text:s text:c="8"/>kwds.setdefault('ctype', Integral)</text:p>
      <text:p text:style-name="P3"><text:s text:c="8"/>Expression.__init__(self,*arg,**kwds)</text:p>
      <text:p text:style-name="P3"/>
      <text:p text:style-name="P3"><text:s text:c="4"/>def get_differentialset(self):</text:p>
      <text:p text:style-name="P3"><text:s text:c="8"/>return self._wrt</text:p>
      <text:p text:style-name="P14">pyomo.<text:span text:style-name="T4">environ.__init__</text:span></text:p>
      <text:p text:style-name="P11"/>
      <text:p text:style-name="P12">#</text:p>
      <text:p text:style-name="P12"># Expose the symbols from pyomo.core</text:p>
      <text:p text:style-name="P12">#</text:p>
      <text:p text:style-name="P12">import pyomo.core</text:p>
      <text:p text:style-name="P12">__all__ = [d for d in dir(pyomo.core) if not d.startswith('_')]</text:p>
      <text:p text:style-name="P12">from pyomo.core import *</text:p>
      <text:p text:style-name="P12">__all__.append('SolverFactory')</text:p>
      <text:p text:style-name="P12">__all__.append('SolverManagerFactory')</text:p>
      <text:p text:style-name="P12">from pyomo.opt import SolverFactory, SolverManagerFactory</text:p>
      <text:p text:style-name="P12"></text:p>
      <text:p text:style-name="P12"></text:p>
      <text:p text:style-name="P12">import sys</text:p>
      <text:p text:style-name="P12">if sys.version_info &gt; (3,0):</text:p>
      <text:p text:style-name="P12"><text:s text:c="4"/>import importlib</text:p>
      <text:p text:style-name="P12">from pyomo.util.plugin import PluginGlobals</text:p>
      <text:p text:style-name="P12"></text:p>
      <text:p text:style-name="P12"></text:p>
      <text:p text:style-name="P12">#</text:p>
      <text:p text:style-name="P12"># These packages contain plugins that need to be loaded</text:p>
      <text:p text:style-name="P12">#</text:p>
      <text:p text:style-name="P12">packages = [ 'pyomo.opt', 'pyomo.core', 'pyomo.checker', 'pyomo.repn', </text:p>
      <text:p text:style-name="P12"><text:s text:c="13"/>'pyomo.os', 'pyomo.pysp', 'pyomo.neos',</text:p>
      <text:p text:style-name="P12"><text:s text:c="13"/>'pyomo.openopt', 'pyomo.solvers', 'pyomo.gdp', 'pyomo.mpec', </text:p>
      <text:p text:style-name="P12"><text:s text:c="13"/>'pyomo.dae', 'pyomo.bilevel', 'pyomo.scripting', <text:span text:style-name="T1">'pyomo.iNMPC',</text:span></text:p>
      <text:p text:style-name="P12"><text:span text:style-name="T1"><text:tab/> <text:s text:c="4"/>'pyomo.iNMPC_nl_interface', 'pyomo.asNMPC']</text:span></text:p>
      <text:p text:style-name="P12"># </text:p>
      <text:p text:style-name="P12"># These packages are under development, or they may be omitted in a Pyomo installation</text:p>
      <text:p text:style-name="P12">#</text:p>
      <text:p text:style-name="P12">optional_packages = set([])</text:p>
      <text:p text:style-name="P12"></text:p>
      <text:p text:style-name="P12"></text:p>
      <text:p text:style-name="P12">def do_import(pname):</text:p>
      <text:p text:style-name="P12"><text:s text:c="4"/>if sys.version_info &gt; (3,0):</text:p>
      <text:p text:style-name="P12"><text:s text:c="8"/>importlib.import_module(pname)</text:p>
      <text:p text:style-name="P12"><text:s text:c="4"/>else:</text:p>
      <text:p text:style-name="P12"><text:s text:c="8"/>__import__(pname, globals(), locals(), [], -1)</text:p>
      <text:p text:style-name="P12"></text:p>
      <text:p text:style-name="P12"/>
      <text:p text:style-name="P12">def import_packages():</text:p>
      <text:p text:style-name="P12"><text:s text:c="4"/>for name in packages:</text:p>
      <text:p text:style-name="P12"><text:s text:c="4"/><text:tab/><text:span text:style-name="T1">if name == 'pyomo.iNMPC' or name == 'pyomo.iNMPC_nl_interface' or name == 'pyomo.asNMPC': <text:s text:c="3"/></text:span></text:p>
      <text:p text:style-name="P13"><text:s text:c="12"/>pname = name</text:p>
      <text:p text:style-name="P13"><text:s text:c="8"/>else:</text:p>
      <text:p text:style-name="P12"><text:span text:style-name="T1"><text:s text:c="12"/>pname = name+'.plugins'<text:tab/></text:span></text:p>
      <text:p text:style-name="P12"><text:s text:c="8"/>imported = False</text:p>
      <text:p text:style-name="P12"><text:s text:c="8"/>if name in optional_packages:</text:p>
      <text:p text:style-name="P12"><text:soft-page-break/><text:s text:c="12"/>try:</text:p>
      <text:p text:style-name="P12"><text:s text:c="16"/>do_import(pname)</text:p>
      <text:p text:style-name="P12"><text:s text:c="16"/>imported = True</text:p>
      <text:p text:style-name="P12"><text:s text:c="12"/>except ImportError:</text:p>
      <text:p text:style-name="P12"><text:s text:c="16"/>pass</text:p>
      <text:p text:style-name="P12"><text:s text:c="8"/>else:</text:p>
      <text:p text:style-name="P12"><text:s text:c="12"/>try:</text:p>
      <text:p text:style-name="P12"><text:s text:c="16"/>do_import(pname)</text:p>
      <text:p text:style-name="P12"><text:s text:c="12"/>except ImportError:</text:p>
      <text:p text:style-name="P12"><text:s text:c="16"/>exctype, err, tb = sys.exc_info()[0:3] # BUG?</text:p>
      <text:p text:style-name="P12"><text:s text:c="16"/>import traceback</text:p>
      <text:p text:style-name="P12"><text:s text:c="16"/>msg = "pyomo.environ failed to import %s:\nOriginal %s: %s\nTraceback:\n%s" \</text:p>
      <text:p text:style-name="P12"><text:s text:c="20"/>% ( pname, type(err).__name__, err, </text:p>
      <text:p text:style-name="P12"><text:s text:c="24"/>#''.join(traceback.format_stack(f=tb.tb_frame.f_back)),</text:p>
      <text:p text:style-name="P12"><text:s text:c="24"/>''.join(traceback.format_tb(tb)), )</text:p>
      <text:p text:style-name="P12"><text:s text:c="16"/># clear local variables to remove circular references</text:p>
      <text:p text:style-name="P12"><text:s text:c="16"/>exctype = err = tb = None</text:p>
      <text:p text:style-name="P12"><text:s text:c="16"/>raise ImportError(msg)</text:p>
      <text:p text:style-name="P12"><text:s text:c="12"/>imported = True</text:p>
      <text:p text:style-name="P12"><text:s text:c="8"/>if imported:</text:p>
      <text:p text:style-name="P12"><text:s text:c="12"/>pkg = sys.modules[pname] <text:s text:c="11"/></text:p>
      <text:p text:style-name="P12"><text:s text:c="12"/>pkg.load()</text:p>
      <text:p text:style-name="P12"></text:p>
      <text:p text:style-name="P12">PluginGlobals.add_env("pyomo")</text:p>
      <text:p text:style-name="P12">import_packages()</text:p>
      <text:p text:style-name="P12">PluginGlobals.pop_env(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5:39:31.962567447</meta:creation-date>
    <dc:date>2015-10-30T15:06:19.031982398</dc:date>
    <meta:editing-duration>PT6M4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0" meta:paragraph-count="362" meta:word-count="1532" meta:character-count="14958" meta:non-whitespace-character-count="10120"/>
  </office:meta>
</office:document-meta>
</file>